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A0000028ACEDEBFC95F3AA6E7.jpg" manifest:media-type="image/jpeg"/>
  <manifest:file-entry manifest:full-path="Pictures/1000000000000258000001E075A195B84B5B8782.jpg" manifest:media-type="image/jpeg"/>
  <manifest:file-entry manifest:full-path="Pictures/1000000000000258000001E0D275F196680BB1C4.jpg" manifest:media-type="image/jpeg"/>
  <manifest:file-entry manifest:full-path="Pictures/100002010000041E000003030B0D57CC38B7CE3A.png" manifest:media-type="image/png"/>
  <manifest:file-entry manifest:full-path="Pictures/10000201000002F90000024760FDB187C5223261.png" manifest:media-type="image/png"/>
  <manifest:file-entry manifest:full-path="Pictures/10000201000004F4000003A6BA20552F9C1D0783.png" manifest:media-type="image/png"/>
  <manifest:file-entry manifest:full-path="Pictures/10000201000002C0000002BD405C9A1A27B14547.png" manifest:media-type="image/png"/>
  <manifest:file-entry manifest:full-path="Pictures/10000201000002E8000002AEFBE626CC795E59C9.png" manifest:media-type="image/png"/>
  <manifest:file-entry manifest:full-path="Pictures/10000201000003AC0000034D49B3D2AF47CB03C6.png" manifest:media-type="image/png"/>
  <manifest:file-entry manifest:full-path="Pictures/1000000000000253000001C8F9D91DF9759A1F05.jpg" manifest:media-type="image/jpeg"/>
  <manifest:file-entry manifest:full-path="Pictures/10000201000002D60000028E451BC80F0D6D5438.png" manifest:media-type="image/png"/>
  <manifest:file-entry manifest:full-path="Pictures/10000201000004C200000478D039FC47E383EB6B.png" manifest:media-type="image/png"/>
  <manifest:file-entry manifest:full-path="Pictures/10000201000003C3000002EF6A36F95D5D541937.png" manifest:media-type="image/png"/>
  <manifest:file-entry manifest:full-path="Pictures/100000000000025800000258C8F0ADCB72DFADD9.jpg" manifest:media-type="image/jpeg"/>
  <manifest:file-entry manifest:full-path="Pictures/100002010000020600000213E4F7C6F1BD82589E.png" manifest:media-type="image/png"/>
  <manifest:file-entry manifest:full-path="Pictures/10000201000005340000032C78FBEF4C1D8DBDF1.png" manifest:media-type="image/png"/>
  <manifest:file-entry manifest:full-path="Pictures/10000201000003D20000036D839F6D8B40E90C1E.png" manifest:media-type="image/png"/>
  <manifest:file-entry manifest:full-path="Pictures/10000201000004C20000034B68F834C0EC1DB247.png" manifest:media-type="image/png"/>
  <manifest:file-entry manifest:full-path="Pictures/100002010000040300000394BDCA00F33808DC38.png" manifest:media-type="image/png"/>
  <manifest:file-entry manifest:full-path="Pictures/10000201000003A30000035E721CA0A5AB2DCC0A.png" manifest:media-type="image/png"/>
  <manifest:file-entry manifest:full-path="Pictures/1000000000000280000002803355A5C9B220A452.jpg" manifest:media-type="image/jpeg"/>
  <manifest:file-entry manifest:full-path="Pictures/1000020100000270000002E5653B31FAC51267B4.png" manifest:media-type="image/png"/>
  <manifest:file-entry manifest:full-path="Pictures/100002010000030B000002A7CF37BBA50F938F91.png" manifest:media-type="image/png"/>
  <manifest:file-entry manifest:full-path="Pictures/1000020100000A00000005A0F58C2A8DBA4ACA8A.png" manifest:media-type="image/png"/>
  <manifest:file-entry manifest:full-path="Pictures/10000201000001AB000001BACE8D3B17370CEBAE.png" manifest:media-type="image/png"/>
  <manifest:file-entry manifest:full-path="Pictures/10000201000002E300000211BF01239031E35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348.24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126.2pt"/>
    </style:style>
    <style:style style:name="co13" style:family="table-column">
      <style:table-column-properties fo:break-before="auto" style:column-width="154.06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256.1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60.49pt"/>
    </style:style>
    <style:style style:name="co18" style:family="table-column">
      <style:table-column-properties fo:break-before="auto" style:column-width="150.94pt"/>
    </style:style>
    <style:style style:name="co19" style:family="table-column">
      <style:table-column-properties fo:break-before="auto" style:column-width="33.45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14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9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158" style:family="table-cell" style:parent-style-name="Default">
      <style:table-cell-properties fo:background-color="#ed1c24" fo:border="0.06pt solid #000000" style:vertical-align="middle"/>
      <style:text-properties style:font-name="DejaVu Sans" fo:font-size="10pt" style:font-size-asian="10pt" style:font-size-complex="10pt"/>
    </style:style>
    <style:style style:name="ce159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16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ed1c24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62" style:family="table-cell" style:parent-style-name="Default" style:data-style-name="N100"/>
    <style:style style:name="gr1" style:family="graphic">
      <style:graphic-properties draw:marker-start="Arrowheads_20_1" draw:marker-start-width="5.67pt" draw:marker-start-center="false" draw:fill="bitmap" draw:fill-color="#ffffc0" draw:fill-image-name="C1001" draw:fill-image-width="183.09pt" draw:fill-image-height="163.3pt" style:repeat="no-repeat" draw:fill-image-ref-point="center" draw:auto-grow-height="true" draw:auto-grow-width="false" fo:min-height="15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bitmap" draw:fill-color="#ffffc0" draw:fill-image-name="ardino_5f_pro_5f_mini" draw:fill-image-width="542.98pt" draw:fill-image-height="542.98pt" style:repeat="no-repeat" draw:fill-image-ref-point="center" draw:auto-grow-height="true" draw:auto-grow-width="false" fo:min-height="46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bitmap" draw:fill-color="#ffffc0" draw:fill-image-name="C1000-1" draw:fill-image-width="238.05pt" draw:fill-image-height="175.35pt" style:repeat="no-repeat" draw:fill-image-ref-point="center" draw:auto-grow-height="true" draw:auto-grow-width="false" fo:min-height="158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bitmap" draw:fill-color="#ffffc0" draw:fill-image-name="H1000" style:repeat="stretch" draw:auto-grow-height="true" draw:auto-grow-width="false" fo:min-height="486.0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bitmap" draw:fill-color="#ffffc0" draw:fill-image-name="H1010" draw:fill-image-width="178.33pt" draw:fill-image-height="165.12pt" style:repeat="no-repeat" draw:fill-image-ref-point="center" draw:auto-grow-height="true" draw:auto-grow-width="false" fo:min-height="159.4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bitmap" draw:fill-color="#ffffc0" draw:fill-image-name="H1020" draw:fill-image-width="138.76pt" draw:fill-image-height="164.75pt" style:repeat="no-repeat" draw:fill-image-ref-point="center" draw:auto-grow-height="true" draw:auto-grow-width="false" fo:min-height="10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bitmap" draw:fill-color="#ffffc0" draw:fill-image-name="H1030" draw:fill-image-width="112.39pt" draw:fill-image-height="101.06pt" style:repeat="no-repeat" draw:fill-image-ref-point="center" draw:auto-grow-height="true" draw:auto-grow-width="false" fo:min-height="95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bitmap" draw:fill-color="#ffffc0" draw:fill-image-name="Pololu20DRV8825" draw:fill-image-width="142.38pt" draw:fill-image-height="113.92pt" style:repeat="no-repeat" draw:fill-image-ref-point="center" draw:auto-grow-height="true" draw:auto-grow-width="false" fo:min-height="108.2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bitmap" draw:fill-color="#ffffc0" draw:fill-image-name="LRS-50_5f_DSL" draw:fill-image-width="125.26pt" draw:fill-image-height="96.01pt" style:repeat="no-repeat" draw:fill-image-ref-point="center" draw:auto-grow-height="true" draw:auto-grow-width="false" fo:min-height="9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bitmap" draw:fill-color="#ffffc0" draw:fill-image-name="rs485" draw:fill-image-width="233.83pt" draw:fill-image-height="233.83pt" style:repeat="no-repeat" draw:fill-image-ref-point="center" draw:auto-grow-height="true" draw:auto-grow-width="false" fo:min-height="154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bitmap" draw:fill-color="#ffffc0" draw:fill-image-name="uart" draw:fill-image-width="216.96pt" draw:fill-image-height="216.96pt" style:repeat="no-repeat" draw:fill-image-ref-point="center" draw:auto-grow-height="true" draw:auto-grow-width="false" fo:min-height="181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bitmap" draw:fill-color="#ffffc0" draw:fill-image-name="A1000" draw:fill-image-width="385.77pt" draw:fill-image-height="362.32pt" style:repeat="no-repeat" draw:fill-image-ref-point="center" draw:auto-grow-height="true" draw:auto-grow-width="false" fo:min-height="34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bitmap" draw:fill-color="#ffffc0" draw:fill-image-name="C1001" draw:fill-image-width="162.62pt" draw:fill-image-height="145.05pt" style:repeat="no-repeat" draw:fill-image-ref-point="center" draw:auto-grow-height="true" draw:auto-grow-width="false" fo:min-height="139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bitmap" draw:fill-color="#ffffc0" draw:fill-image-name="ardino_5f_pro_5f_mini" draw:fill-image-width="166.31pt" draw:fill-image-height="166.31pt" style:repeat="no-repeat" draw:fill-image-ref-point="center" draw:auto-grow-height="true" draw:auto-grow-width="false" fo:min-height="126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bitmap" draw:fill-color="#ffffc0" draw:fill-image-name="C1000-1" draw:fill-image-width="258.49pt" draw:fill-image-height="190.4pt" style:repeat="no-repeat" draw:fill-image-ref-point="center" draw:auto-grow-height="true" draw:auto-grow-width="false" fo:min-height="184.7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bitmap" draw:fill-color="#ffffc0" draw:fill-image-name="H1000" draw:fill-image-width="757.16pt" draw:fill-image-height="524.04pt" style:repeat="no-repeat" draw:fill-image-ref-point="center" draw:auto-grow-height="true" draw:auto-grow-width="false" fo:min-height="564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 draw:auto-grow-height="true" draw:auto-grow-width="false" fo:min-height="459.2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bitmap" draw:fill-color="#ffffc0" draw:fill-image-name="H1020" draw:fill-image-width="264.93pt" draw:fill-image-height="314.59pt" style:repeat="no-repeat" draw:fill-image-ref-point="center" draw:auto-grow-height="true" draw:auto-grow-width="false" fo:min-height="239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4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bitmap" draw:fill-color="#ffffc0" draw:fill-image-name="dc_25_20motor" draw:fill-image-width="265.83pt" draw:fill-image-height="212.66pt" style:repeat="no-repeat" draw:fill-image-ref-point="center" draw:auto-grow-height="true" draw:auto-grow-width="false" fo:min-height="170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0.58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 draw:auto-grow-height="true" draw:auto-grow-width="false" fo:min-height="407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bitmap" draw:fill-color="#ffffc0" draw:fill-image-name="uart" draw:fill-image-width="513.69pt" draw:fill-image-height="513.69pt" style:repeat="no-repeat" draw:fill-image-ref-point="center" draw:auto-grow-height="true" draw:auto-grow-width="false" fo:min-height="439.8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bitmap" draw:fill-color="#ffffc0" draw:fill-image-name="A1000" draw:fill-image-width="534.13pt" draw:fill-image-height="501.68pt" style:repeat="no-repeat" draw:fill-image-ref-point="center" draw:auto-grow-height="true" draw:auto-grow-width="false" fo:min-height="487.7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bitmap" draw:fill-color="#ffffc0" draw:fill-image-name="C1001" draw:fill-image-width="183.09pt" draw:fill-image-height="163.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bitmap" draw:fill-color="#ffffc0" draw:fill-image-name="ardino_5f_pro_5f_mini" draw:fill-image-width="542.98pt" draw:fill-image-height="542.9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bitmap" draw:fill-color="#ffffc0" draw:fill-image-name="C1000-1" draw:fill-image-width="238.05pt" draw:fill-image-height="175.3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bitmap" draw:fill-color="#ffffc0" draw:fill-image-name="H1000" style:repeat="stretch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bitmap" draw:fill-color="#ffffc0" draw:fill-image-name="H1010" draw:fill-image-width="178.33pt" draw:fill-image-height="165.1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bitmap" draw:fill-color="#ffffc0" draw:fill-image-name="H1020" draw:fill-image-width="138.76pt" draw:fill-image-height="164.7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bitmap" draw:fill-color="#ffffc0" draw:fill-image-name="H1030" draw:fill-image-width="112.39pt" draw:fill-image-height="101.0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bitmap" draw:fill-color="#ffffc0" draw:fill-image-name="Pololu20DRV8825" draw:fill-image-width="142.38pt" draw:fill-image-height="113.9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bitmap" draw:fill-color="#ffffc0" draw:fill-image-name="LRS-50_5f_DSL" draw:fill-image-width="125.26pt" draw:fill-image-height="96.0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bitmap" draw:fill-color="#ffffc0" draw:fill-image-name="rs485" draw:fill-image-width="233.83pt" draw:fill-image-height="233.8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bitmap" draw:fill-color="#ffffc0" draw:fill-image-name="uart" draw:fill-image-width="216.96pt" draw:fill-image-height="216.9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bitmap" draw:fill-color="#ffffc0" draw:fill-image-name="A1000" draw:fill-image-width="385.77pt" draw:fill-image-height="362.3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bitmap" draw:fill-color="#ffffc0" draw:fill-image-name="C1001" draw:fill-image-width="162.62pt" draw:fill-image-height="145.0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bitmap" draw:fill-color="#ffffc0" draw:fill-image-name="ardino_5f_pro_5f_mini" draw:fill-image-width="166.31pt" draw:fill-image-height="166.3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bitmap" draw:fill-color="#ffffc0" draw:fill-image-name="C1000-1" draw:fill-image-width="258.49pt" draw:fill-image-height="190.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bitmap" draw:fill-color="#ffffc0" draw:fill-image-name="H1000" draw:fill-image-width="757.16pt" draw:fill-image-height="524.0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bitmap" draw:fill-color="#ffffc0" draw:fill-image-name="H1020" draw:fill-image-width="264.93pt" draw:fill-image-height="314.5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="bitmap" draw:fill-color="#ffffc0" draw:fill-image-name="dc_25_20motor" draw:fill-image-width="265.83pt" draw:fill-image-height="212.6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bitmap" draw:fill-color="#ffffc0" draw:fill-image-name="uart" draw:fill-image-width="513.69pt" draw:fill-image-height="513.6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bitmap" draw:fill-color="#ffffc0" draw:fill-image-name="A1000" draw:fill-image-width="534.13pt" draw:fill-image-height="501.6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23"/>
        <table:table-column table:style-name="co2" table:default-cell-style-name="ce123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6" table:default-cell-style-name="ce144"/>
        <table:table-column table:style-name="co7" table:default-cell-style-name="ce144"/>
        <table:table-column table:style-name="co8" table:number-columns-repeated="245" table:default-cell-style-name="ce156"/>
        <table:table-column table:style-name="co9" table:number-columns-repeated="769" table:default-cell-style-name="ce156"/>
        <table:table-column table:style-name="co9" table:number-columns-repeated="3" table:default-cell-style-name="ce51"/>
        <table:table-row table:style-name="ro1">
          <table:table-cell table:style-name="ce110" office:value-type="string" calcext:value-type="string">
            <text:p>Part</text:p>
          </table:table-cell>
          <table:table-cell table:style-name="ce125" office:value-type="string" calcext:value-type="string">
            <text:p>Description</text:p>
          </table:table-cell>
          <table:table-cell table:style-name="ce129" office:value-type="string" calcext:value-type="string">
            <text:p>DISTR</text:p>
          </table:table-cell>
          <table:table-cell table:style-name="ce125" office:value-type="string" calcext:value-type="string">
            <text:p>QTY</text:p>
          </table:table-cell>
          <table:table-cell table:style-name="ce149" office:value-type="string" calcext:value-type="string">
            <text:p>Price</text:p>
            <text:p> Per</text:p>
            <text:p> Unit</text:p>
            <text:p>(euro)</text:p>
          </table:table-cell>
          <table:table-cell table:style-name="ce125" office:value-type="string" calcext:value-type="string">
            <text:p>Total</text:p>
            <text:p> Price</text:p>
            <text:p>(euro)</text:p>
          </table:table-cell>
          <table:table-cell table:style-name="ce125" office:value-type="string" calcext:value-type="string">
            <text:p>Total</text:p>
          </table:table-cell>
          <table:table-cell table:style-name="ce125" table:number-columns-repeated="15"/>
          <table:table-cell table:style-name="ce162" table:number-columns-repeated="998"/>
          <table:table-cell table:style-name="ce163"/>
          <table:table-cell table:style-name="ce143" table:number-columns-repeated="3"/>
        </table:table-row>
        <table:table-row table:style-name="ro2">
          <table:table-cell table:style-name="ce111" office:value-type="string" calcext:value-type="string">
            <text:p>Stepper Motors</text:p>
          </table:table-cell>
          <table:table-cell table:style-name="ce111"/>
          <table:table-cell table:style-name="ce130"/>
          <table:table-cell table:style-name="ce141" table:number-columns-repeated="4"/>
          <table:table-cell table:style-name="ce111" table:number-columns-repeated="1014"/>
          <table:table-cell table:number-columns-repeated="3"/>
        </table:table-row>
        <table:table-row table:style-name="ro3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3]*[.E3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" draw:text-style-name="P2" svg:width="204.52pt" svg:height="163.3pt" svg:x="626.2pt" svg:y="48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4]*[.E4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2" draw:text-style-name="P3" svg:width="542.98pt" svg:height="466.89pt" svg:x="658.2pt" svg:y="135.98pt" draw:caption-point-x="-49.29pt" draw:caption-point-y="-31.6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5]*[.E5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3" draw:text-style-name="P4" svg:width="247.97pt" svg:height="164.21pt" svg:x="642.19pt" svg:y="129.94pt" draw:caption-point-x="-33.28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6]*[.E6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4" draw:text-style-name="P5" svg:width="944.62pt" svg:height="491.75pt" svg:x="626.2pt" svg:y="87.17pt" draw:caption-point-x="-17.29pt" draw:caption-point-y="42.8pt">
              <dc:date>2018-04-01T00:00:00</dc:date>
              <text:p text:style-name="P1"><text:span text:style-name="T1"><text:s/></text:span></text:p>
            </office:annotation>
            <text:p>Sealed enclosure aluminum GAINTA BS23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7]*[.E7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5" draw:text-style-name="P6" svg:width="232.07pt" svg:height="165.12pt" svg:x="626.2pt" svg:y="99.98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8]*[.E8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6" draw:text-style-name="P7" svg:width="138.76pt" svg:height="113.84pt" svg:x="626.2pt" svg:y="112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9]*[.E9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7" draw:text-style-name="P8" svg:width="136.09pt" svg:height="101.06pt" svg:x="641.31pt" svg:y="128.13pt" draw:caption-point-x="-32.4pt" draw:caption-point-y="40.25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10]*[.E10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Pololu DRV8825</text:p>
          </table:table-cell>
          <table:table-cell table:style-name="ce114" office:value-type="string" calcext:value-type="string">
            <office:annotation draw:style-name="gr8" draw:text-style-name="P9" svg:width="225.84pt" svg:height="113.92pt" svg:x="608.91pt" svg:y="181.16pt" draw:caption-point-x="0pt" draw:caption-point-y="0pt">
              <dc:date>2018-04-01T00:00:00</dc:date>
              <text:p text:style-name="P1"><text:span text:style-name="T1"><text:s/></text:span></text:p>
            </office:annotation>
            <text:p>stepper driver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2.5" calcext:value-type="float">
            <text:p>2.5</text:p>
          </table:table-cell>
          <table:table-cell table:style-name="ce135" table:formula="of:=[.D11]*[.E11]" office:value-type="float" office:value="5" calcext:value-type="float">
            <text:p>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9" draw:text-style-name="P10" svg:width="162.77pt" svg:height="96.01pt" svg:x="608.91pt" svg:y="193.97pt" draw:caption-point-x="0pt" draw:caption-point-y="0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12]*[.E12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10" draw:text-style-name="P11" svg:width="235.62pt" svg:height="160.21pt" svg:x="608.91pt" svg:y="206.76pt" draw:caption-point-x="0pt" draw:caption-point-y="0pt">
              <dc:date>2018-04-01T00:00:00</dc:date>
              <text:p text:style-name="P1"><text:span text:style-name="T1"><text:s text:c="2"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3]*[.E13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11" draw:text-style-name="P12" svg:width="218.72pt" svg:height="186.72pt" svg:x="608.91pt" svg:y="219.57pt" draw:caption-point-x="0pt" draw:caption-point-y="0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4]*[.E14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15]*[.E15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12" draw:text-style-name="P13" svg:width="397.33pt" svg:height="348.43pt" svg:x="608.91pt" svg:y="270.77pt" draw:caption-point-x="0pt" draw:caption-point-y="-12.78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3:.F18])" office:value-type="float" office:value="59.568" calcext:value-type="float">
            <text:p>59.5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1" office:value-type="string" calcext:value-type="string">
            <text:p>DC Motors</text:p>
          </table:table-cell>
          <table:table-cell table:style-name="ce121"/>
          <table:table-cell table:style-name="ce138"/>
          <table:table-cell table:style-name="ce146"/>
          <table:table-cell table:style-name="ce151" table:number-columns-repeated="2"/>
          <table:table-cell table:style-name="ce146"/>
          <table:table-cell table:style-name="ce159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20]*[.E20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3" draw:text-style-name="P14" svg:width="232.07pt" svg:height="145.05pt" svg:x="608.91pt" svg:y="321.96pt" draw:caption-point-x="0pt" draw:caption-point-y="-12.7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21]*[.E21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14" draw:text-style-name="P15" svg:width="194.74pt" svg:height="132.24pt" svg:x="608.91pt" svg:y="334.77pt" draw:caption-point-x="0pt" draw:caption-point-y="-12.8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22]*[.E22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15" draw:text-style-name="P16" svg:width="232.07pt" svg:height="190.4pt" svg:x="608.91pt" svg:y="347.56pt" draw:caption-point-x="0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23]*[.E23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16" draw:text-style-name="P17" svg:width="824.68pt" svg:height="570.13pt" svg:x="608.91pt" svg:y="360.37pt" draw:caption-point-x="0pt" draw:caption-point-y="-12.81pt">
              <dc:date>2018-04-01T00:00:00</dc:date>
              <text:p text:style-name="P1"><text:span text:style-name="T1"><text:s/></text:span></text:p>
            </office:annotation>
            <text:p>Sealed enclosure aluminum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24]*[.E24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17" draw:text-style-name="P18" svg:width="450.62pt" svg:height="464.94pt" svg:x="608.91pt" svg:y="373.18pt" draw:caption-point-x="0pt" draw:caption-point-y="-12.81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25]*[.E25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18" draw:text-style-name="P19" svg:width="264.93pt" svg:height="245.23pt" svg:x="608.91pt" svg:y="385.97pt" draw:caption-point-x="0pt" draw:caption-point-y="-12.7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26]*[.E26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19" draw:text-style-name="P20" svg:width="447.08pt" svg:height="350.42pt" svg:x="608.91pt" svg:y="398.78pt" draw:caption-point-x="0pt" draw:caption-point-y="-12.81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27]*[.E27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Dual MC33926 Motor Driver Carrier</text:p>
          </table:table-cell>
          <table:table-cell table:style-name="ce114" office:value-type="string" calcext:value-type="string">
            <office:annotation draw:style-name="gr20" draw:text-style-name="P21" svg:width="288.03pt" svg:height="176.03pt" svg:x="608.91pt" svg:y="424.37pt" draw:caption-point-x="0pt" draw:caption-point-y="-25.6pt">
              <dc:date>2018-04-01T00:00:00</dc:date>
              <text:p text:style-name="P1"><text:span text:style-name="T1"><text:s/></text:span></text:p>
            </office:annotation>
            <text:p>DC motor driver</text:p>
          </table:table-cell>
          <table:table-cell table:style-name="ce131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5.5" calcext:value-type="float">
            <text:p>25.5</text:p>
          </table:table-cell>
          <table:table-cell table:style-name="ce135" table:formula="of:=[.D28]*[.E28]" office:value-type="float" office:value="25.5" calcext:value-type="float">
            <text:p>25.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21" draw:text-style-name="P22" svg:width="461.28pt" svg:height="346.25pt" svg:x="608.91pt" svg:y="449.97pt" draw:caption-point-x="0pt" draw:caption-point-y="-38.41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29]*[.E29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22" draw:text-style-name="P23" svg:width="670.08pt" svg:height="412.98pt" svg:x="608.91pt" svg:y="462.76pt" draw:caption-point-x="0pt" draw:caption-point-y="-38.38pt">
              <dc:date>2018-04-01T00:00:00</dc:date>
              <text:p text:style-name="P1"><text:span text:style-name="T1"><text:s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0]*[.E30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23" draw:text-style-name="P24" svg:width="481.72pt" svg:height="445.52pt" svg:x="608.91pt" svg:y="475.57pt" draw:caption-point-x="0pt" draw:caption-point-y="-38.41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1]*[.E31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32]*[.E32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24" draw:text-style-name="P25" svg:width="533.25pt" svg:height="493.4pt" svg:x="608.91pt" svg:y="526.76pt" draw:caption-point-x="0pt" draw:caption-point-y="-51.19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20:.F32])" office:value-type="float" office:value="80.068" calcext:value-type="float">
            <text:p>80.068</text:p>
          </table:table-cell>
          <table:table-cell table:style-name="ce120" table:number-columns-repeated="1014"/>
          <table:table-cell table:number-columns-repeated="3"/>
        </table:table-row>
        <table:table-row table:style-name="ro2" table:number-rows-repeated="2">
          <table:table-cell table:style-name="ce113" table:number-columns-repeated="2"/>
          <table:table-cell table:style-name="ce140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6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 table:number-rows-repeated="3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 table:number-rows-repeated="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 table:number-rows-repeated="27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 table:number-rows-repeated="1048479">
          <table:table-cell table:number-columns-repeated="1024"/>
        </table:table-row>
        <table:table-row table:style-name="ro2" table:number-rows-repeated="17">
          <table:table-cell table:number-columns-repeated="1021"/>
          <table:table-cell table:style-name="ce55" table:number-columns-repeated="3"/>
        </table:table-row>
        <table:table-row table:style-name="ro2">
          <table:table-cell table:number-columns-repeated="1021"/>
          <table:table-cell table:style-name="ce55" table:number-columns-repeated="3"/>
        </table:table-row>
      </table:table>
      <table:table table:name="rotator-controller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 C6 C10 C11 C12 C13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GA101M1JBK-1012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3 C4 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elec_6.3x5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V107M016A9GAA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0805C100K5GACTU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25X7R2A225K230AB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32ER61C476ME15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7.5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2195C1H752JA01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O-214AB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DBC560-G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_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O-214AB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CJ48CA-TR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_TVS_x2_AA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SOT23-SM71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SMD1206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 1206SFS200F/63-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AG221SN1D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ILTER - POW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PG221SN1D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mper_NO_Small</text:p>
          </table:table-cell>
          <table:table-cell office:value-type="string" calcext:value-type="string">
            <text:p>JP1 JP2 JP3 JP4 JP5 JP6 JP7 JP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_0805_HandSolder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CW08050000Z0E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Inductor_Bourns-SRR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R1210-270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V-PINS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nd-Stops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n_02x05_Odd_Eve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P7 P8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KDS_1.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phenol-VI0421550000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R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0K5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4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0K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8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K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2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47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4 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20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21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6K7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3 R5 R6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duino Pro Mini - ATmega328p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duino_Pro_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2C Multiplexer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TSSOP-8_3x3mm_Pitch0.65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540BDP 1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Pololu_A4988</text:p>
          </table:table-cell>
          <table:table-cell office:value-type="string" calcext:value-type="string">
            <text:p>U3 U4</text:p>
          </table:table-cell>
          <table:table-cell table:number-columns-repeated="2" office:value-type="string" calcext:value-type="string">
            <text:p>Pololu_A4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ual DC Motor Driver</text:p>
          </table:table-cell>
          <table:table-cell office:value-type="string" calcext:value-type="string">
            <text:p>Pololu_Dual_MC33926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Pololu_Dual_MC33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-613040111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SOIC-8_3.9x4.9mm_Pitch1.27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65HVD485EDR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emperature sensor - I2C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4A05.0VCTTR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PS54360DD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54360DDA</text:p>
          </table:table-cell>
          <table:table-cell office:value-type="string" calcext:value-type="string">
            <text:p>HSO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54360DDA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6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6:33:01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controller/satnogs_controller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fill-image draw:name="A1000" xlink:href="Pictures/10000201000004C200000478D039FC47E383EB6B.png" xlink:type="simple" xlink:show="embed" xlink:actuate="onLoad"/>
    <draw:fill-image draw:name="A1010" xlink:href="Pictures/10000201000003C3000002EF6A36F95D5D541937.png" xlink:type="simple" xlink:show="embed" xlink:actuate="onLoad"/>
    <draw:fill-image draw:name="C1000-1" xlink:href="Pictures/10000201000004F4000003A6BA20552F9C1D0783.png" xlink:type="simple" xlink:show="embed" xlink:actuate="onLoad"/>
    <draw:fill-image draw:name="C1001" xlink:href="Pictures/100002010000040300000394BDCA00F33808DC38.png" xlink:type="simple" xlink:show="embed" xlink:actuate="onLoad"/>
    <draw:fill-image draw:name="C1010-1" xlink:href="Pictures/10000201000002C0000002BD405C9A1A27B14547.png" xlink:type="simple" xlink:show="embed" xlink:actuate="onLoad"/>
    <draw:fill-image draw:name="C1011" xlink:href="Pictures/10000201000002D60000028E451BC80F0D6D5438.png" xlink:type="simple" xlink:show="embed" xlink:actuate="onLoad"/>
    <draw:fill-image draw:name="C1012" xlink:href="Pictures/100002010000020600000213E4F7C6F1BD82589E.png" xlink:type="simple" xlink:show="embed" xlink:actuate="onLoad"/>
    <draw:fill-image draw:name="C1013" xlink:href="Pictures/10000201000002E8000002AEFBE626CC795E59C9.png" xlink:type="simple" xlink:show="embed" xlink:actuate="onLoad"/>
    <draw:fill-image draw:name="C1041" xlink:href="Pictures/10000201000003D20000036D839F6D8B40E90C1E.png" xlink:type="simple" xlink:show="embed" xlink:actuate="onLoad"/>
    <draw:fill-image draw:name="H1000" xlink:href="Pictures/10000201000004C20000034B68F834C0EC1DB247.png" xlink:type="simple" xlink:show="embed" xlink:actuate="onLoad"/>
    <draw:fill-image draw:name="H1010" xlink:href="Pictures/10000201000003A30000035E721CA0A5AB2DCC0A.png" xlink:type="simple" xlink:show="embed" xlink:actuate="onLoad"/>
    <draw:fill-image draw:name="H1020" xlink:href="Pictures/1000020100000270000002E5653B31FAC51267B4.png" xlink:type="simple" xlink:show="embed" xlink:actuate="onLoad"/>
    <draw:fill-image draw:name="H1030" xlink:href="Pictures/10000201000003AC0000034D49B3D2AF47CB03C6.png" xlink:type="simple" xlink:show="embed" xlink:actuate="onLoad"/>
    <draw:fill-image draw:name="H1040" xlink:href="Pictures/100002010000030B000002A7CF37BBA50F938F91.png" xlink:type="simple" xlink:show="embed" xlink:actuate="onLoad"/>
    <draw:fill-image draw:name="H1050" xlink:href="Pictures/10000201000001AB000001BACE8D3B17370CEBAE.png" xlink:type="simple" xlink:show="embed" xlink:actuate="onLoad"/>
    <draw:fill-image draw:name="H1060" xlink:href="Pictures/10000201000002E300000211BF01239031E35F08.png" xlink:type="simple" xlink:show="embed" xlink:actuate="onLoad"/>
    <draw:fill-image draw:name="H1070" xlink:href="Pictures/10000201000002F90000024760FDB187C5223261.png" xlink:type="simple" xlink:show="embed" xlink:actuate="onLoad"/>
    <draw:fill-image draw:name="H1080" xlink:href="Pictures/100002010000041E000003030B0D57CC38B7CE3A.png" xlink:type="simple" xlink:show="embed" xlink:actuate="onLoad"/>
    <draw:fill-image draw:name="H1090" xlink:href="Pictures/10000201000005340000032C78FBEF4C1D8DBDF1.png" xlink:type="simple" xlink:show="embed" xlink:actuate="onLoad"/>
    <draw:fill-image draw:name="LRS-50_5f_DSL" draw:display-name="LRS-50_DSL" xlink:href="Pictures/1000000000000253000001C8F9D91DF9759A1F05.jpg" xlink:type="simple" xlink:show="embed" xlink:actuate="onLoad"/>
    <draw:fill-image draw:name="Pololu20DRV8825" xlink:href="Pictures/1000000000000258000001E0D275F196680BB1C4.jpg" xlink:type="simple" xlink:show="embed" xlink:actuate="onLoad"/>
    <draw:fill-image draw:name="Screenshot_25_20from_25_202018-03-17_25_2016-18-42" draw:display-name="Screenshot%20from%202018-03-17%2016-18-42" xlink:href="Pictures/1000020100000A00000005A0F58C2A8DBA4ACA8A.png" xlink:type="simple" xlink:show="embed" xlink:actuate="onLoad"/>
    <draw:fill-image draw:name="ardino_5f_pro_5f_mini" draw:display-name="ardino_pro_mini" xlink:href="Pictures/100000000000025800000258C8F0ADCB72DFADD9.jpg" xlink:type="simple" xlink:show="embed" xlink:actuate="onLoad"/>
    <draw:fill-image draw:name="dc_25_20motor" draw:display-name="dc%20motor" xlink:href="Pictures/1000000000000258000001E075A195B84B5B8782.jpg" xlink:type="simple" xlink:show="embed" xlink:actuate="onLoad"/>
    <draw:fill-image draw:name="rs485" xlink:href="Pictures/1000000000000280000002803355A5C9B220A452.jpg" xlink:type="simple" xlink:show="embed" xlink:actuate="onLoad"/>
    <draw:fill-image draw:name="uart" xlink:href="Pictures/100000000000028A0000028ACEDEBFC95F3AA6E7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 style:data-style-name="N2" text:time-value="20:12:31.84762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6T20:12:55.378378848</dc:date>
    <meta:editing-duration>P3DT17H39M47S</meta:editing-duration>
    <meta:editing-cycles>290</meta:editing-cycles>
    <meta:generator>LibreOffice/6.0.3.2$Linux_X86_64 LibreOffice_project/00m0$Build-2</meta:generator>
    <meta:document-statistic meta:table-count="2" meta:cell-count="513" meta:object-count="0"/>
  </office:meta>
</office:document-meta>
</file>